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5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98cm" style:use-optimal-column-width="true"/>
    </style:style>
    <style:style style:name="co2" style:family="table-column">
      <style:table-column-properties fo:break-before="auto" style:column-width="7.91633333333333cm" style:use-optimal-column-width="true"/>
    </style:style>
    <style:style style:name="co3" style:family="table-column">
      <style:table-column-properties fo:break-before="auto" style:column-width="5.207cm" style:use-optimal-column-width="true"/>
    </style:style>
    <style:style style:name="co4" style:family="table-column">
      <style:table-column-properties fo:break-before="auto" style:column-width="2.45533333333333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616666666667cm" style:use-optimal-column-width="true"/>
    </style:style>
    <style:style style:name="co7" style:family="table-column">
      <style:table-column-properties fo:break-before="auto" style:column-width="2.94216666666667cm" style:use-optimal-column-width="true"/>
    </style:style>
    <style:style style:name="co8" style:family="table-column">
      <style:table-column-properties fo:break-before="auto" style:column-width="8.763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1566666666667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6316666666667cm" style:use-optimal-column-width="true"/>
    </style:style>
    <style:style style:name="co13" style:family="table-column">
      <style:table-column-properties fo:break-before="auto" style:column-width="5.63033333333333cm"/>
    </style:style>
    <style:style style:name="co14" style:family="table-column">
      <style:table-column-properties fo:break-before="auto" style:column-width="4.78366666666667cm"/>
    </style:style>
    <style:style style:name="co15" style:family="table-column">
      <style:table-column-properties fo:break-before="auto" style:column-width="5.86316666666667cm"/>
    </style:style>
    <style:style style:name="co16" style:family="table-column">
      <style:table-column-properties fo:break-before="auto" style:column-width="12.1496666666667cm" style:use-optimal-column-width="true"/>
    </style:style>
    <style:style style:name="co17" style:family="table-column">
      <style:table-column-properties fo:break-before="auto" style:column-width="4.59316666666667cm" style:use-optimal-column-width="true"/>
    </style:style>
    <style:style style:name="co18" style:family="table-column">
      <style:table-column-properties fo:break-before="auto" style:column-width="11.5781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31.2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12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142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4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14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4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4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4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4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50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  <style:style style:name="ce15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</style:style>
    <style:style style:name="ce1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C5]));ISBLANK([.AB5])))" style:apply-style-name="cf9" style:base-cell-address="Data_Sheet.AB5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1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1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1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6">
            <text:p>Organisation name</text:p>
          </table:table-cell>
          <table:table-cell office:value-type="string" table:number-columns-spanned="1" table:number-rows-spanned="3" table:content-validation-name="val2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9">
            <text:p>Ministerial Department</text:p>
          </table:table-cell>
          <table:table-cell office:value-type="string" table:style-name="ce21">
            <text:p>Home Office</text:p>
          </table:table-cell>
          <table:table-cell office:value-type="float" office:value="7876" table:style-name="ce30">
            <text:p>7876</text:p>
          </table:table-cell>
          <table:table-cell office:value-type="float" office:value="6990.14" table:style-name="ce33">
            <text:p>6990.14</text:p>
          </table:table-cell>
          <table:table-cell office:value-type="float" office:value="12205" table:style-name="ce50">
            <text:p>12205</text:p>
          </table:table-cell>
          <table:table-cell office:value-type="float" office:value="11270.880000000026" table:style-name="ce51">
            <text:p>11270.88</text:p>
          </table:table-cell>
          <table:table-cell office:value-type="float" office:value="7022" table:style-name="ce53">
            <text:p>7022</text:p>
          </table:table-cell>
          <table:table-cell office:value-type="float" office:value="6762.2300000000114" table:style-name="ce66">
            <text:p>6762.23</text:p>
          </table:table-cell>
          <table:table-cell office:value-type="float" office:value="2385" table:style-name="ce68">
            <text:p>2385</text:p>
          </table:table-cell>
          <table:table-cell office:value-type="float" office:value="2328.349999999999" table:style-name="ce69">
            <text:p>2328.35</text:p>
          </table:table-cell>
          <table:table-cell office:value-type="float" office:value="231" table:style-name="ce83">
            <text:p>231</text:p>
          </table:table-cell>
          <table:table-cell office:value-type="float" office:value="228.55" table:style-name="ce86">
            <text:p>228.55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9719" table:content-validation-name="val2" table:style-name="ce108">
            <text:p>29,719</text:p>
          </table:table-cell>
          <table:table-cell office:value-type="float" office:value="27580.150000000034" table:content-validation-name="val2" table:style-name="ce109">
            <text:p>27,580</text:p>
          </table:table-cell>
          <table:table-cell office:value-type="float" office:value="1472" table:style-name="ce111">
            <text:p>1472</text:p>
          </table:table-cell>
          <table:table-cell office:value-type="float" office:value="1353.5799999999972" table:style-name="ce120">
            <text:p>1353.58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1472" table:style-name="ce148">
            <text:p>1,472</text:p>
          </table:table-cell>
          <table:table-cell office:value-type="float" office:value="1353.5799999999972" table:style-name="ce146">
            <text:p>1,353.58</text:p>
          </table:table-cell>
          <table:table-cell office:value-type="float" office:value="31191" table:content-validation-name="val2" table:style-name="ce149">
            <text:p>31,191</text:p>
          </table:table-cell>
          <table:table-cell office:value-type="float" office:value="28933.730000000032" table:content-validation-name="val2" table:style-name="ce167">
            <text:p>28,934</text:p>
          </table:table-cell>
          <table:table-cell office:value-type="currency" office:value="62088302.789999999" table:content-validation-name="val1" table:style-name="ce10">
            <text:p>£62,088,302.79</text:p>
          </table:table-cell>
          <table:table-cell office:value-type="currency" office:value="7786245.8400000036" table:content-validation-name="val1" table:style-name="ce10">
            <text:p>£7,786,245.84</text:p>
          </table:table-cell>
          <table:table-cell office:value-type="currency" office:value="2572456.71" table:content-validation-name="val1" table:style-name="ce10">
            <text:p>£2,572,456.71</text:p>
          </table:table-cell>
          <table:table-cell office:value-type="currency" office:value="1305502.81" table:content-validation-name="val1" table:style-name="ce10">
            <text:p>£1,305,502.81</text:p>
          </table:table-cell>
          <table:table-cell office:value-type="currency" office:value="15434494.76" table:content-validation-name="val1" table:style-name="ce10">
            <text:p>£15,434,494.76</text:p>
          </table:table-cell>
          <table:table-cell office:value-type="currency" office:value="7974913.9299999997" table:content-validation-name="val1" table:style-name="ce10">
            <text:p>£7,974,913.93</text:p>
          </table:table-cell>
          <table:table-cell office:value-type="currency" office:value="97161916.840000004" table:style-name="ce11">
            <text:p>£97,161,916.84</text:p>
          </table:table-cell>
          <table:table-cell office:value-type="currency" office:value="2191054.9" table:content-validation-name="val1" table:style-name="ce12">
            <text:p>£2,191,054.90</text:p>
          </table:table-cell>
          <table:table-cell office:value-type="currency" office:value="2694768.15" table:content-validation-name="val1" table:style-name="ce12">
            <text:p>£2,694,768.15</text:p>
          </table:table-cell>
          <table:table-cell office:value-type="currency" office:value="4885823.05" table:style-name="ce11">
            <text:p>£4,885,823.05</text:p>
          </table:table-cell>
          <table:table-cell office:value-type="currency" office:value="102047739.89" table:style-name="ce13">
            <text:p>£102,047,739.89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434" table:style-name="ce31">
            <text:p>434</text:p>
          </table:table-cell>
          <table:table-cell office:value-type="float" office:value="331.97" table:style-name="ce32">
            <text:p>331.97</text:p>
          </table:table-cell>
          <table:table-cell office:value-type="float" office:value="218" table:style-name="ce49">
            <text:p>218</text:p>
          </table:table-cell>
          <table:table-cell office:value-type="float" office:value="199.21" table:style-name="ce52">
            <text:p>199.21</text:p>
          </table:table-cell>
          <table:table-cell office:value-type="float" office:value="343" table:style-name="ce54">
            <text:p>343</text:p>
          </table:table-cell>
          <table:table-cell office:value-type="float" office:value="326.68" table:style-name="ce65">
            <text:p>326.68</text:p>
          </table:table-cell>
          <table:table-cell office:value-type="float" office:value="48" table:style-name="ce67">
            <text:p>48</text:p>
          </table:table-cell>
          <table:table-cell office:value-type="float" office:value="47" table:style-name="ce70">
            <text:p>47</text:p>
          </table:table-cell>
          <table:table-cell office:value-type="float" office:value="9" table:style-name="ce84">
            <text:p>9</text:p>
          </table:table-cell>
          <table:table-cell office:value-type="float" office:value="9" table:style-name="ce85">
            <text:p>9</text:p>
          </table:table-cell>
          <table:table-cell office:value-type="float" office:value="7" table:style-name="ce88">
            <text:p>7</text:p>
          </table:table-cell>
          <table:table-cell office:value-type="float" office:value="0.87" table:style-name="ce90">
            <text:p>0.87</text:p>
          </table:table-cell>
          <table:table-cell office:value-type="float" office:value="1059" table:content-validation-name="val2" table:style-name="ce102">
            <text:p>1,059</text:p>
          </table:table-cell>
          <table:table-cell office:value-type="float" office:value="914.73000000000013" table:content-validation-name="val2" table:style-name="ce110">
            <text:p>915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9">
            <text:p>1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3" table:style-name="ce134">
            <text:p>3</text:p>
          </table:table-cell>
          <table:table-cell office:value-type="float" office:value="3" table:style-name="ce136">
            <text:p>3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4" table:style-name="ce143">
            <text:p>4</text:p>
          </table:table-cell>
          <table:table-cell office:value-type="float" office:value="4" table:style-name="ce144">
            <text:p>4</text:p>
          </table:table-cell>
          <table:table-cell office:value-type="float" office:value="1063" table:content-validation-name="val2" table:style-name="ce162">
            <text:p>1,063</text:p>
          </table:table-cell>
          <table:table-cell office:value-type="float" office:value="918.73000000000013" table:content-validation-name="val2" table:style-name="ce161">
            <text:p>919</text:p>
          </table:table-cell>
          <table:table-cell office:value-type="currency" office:value="2099106.2000000002" table:content-validation-name="val1" table:style-name="ce10">
            <text:p>£2,099,106.20</text:p>
          </table:table-cell>
          <table:table-cell office:value-type="currency" office:value="23794.859999999997" table:content-validation-name="val1" table:style-name="ce10">
            <text:p>£23,794.86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115228.42000000001" table:content-validation-name="val1" table:style-name="ce10">
            <text:p>£115,228.42</text:p>
          </table:table-cell>
          <table:table-cell office:value-type="currency" office:value="429994.24000000005" table:content-validation-name="val1" table:style-name="ce10">
            <text:p>£429,994.24</text:p>
          </table:table-cell>
          <table:table-cell office:value-type="currency" office:value="206931.82999999943" table:content-validation-name="val1" table:style-name="ce10">
            <text:p>£206,931.83</text:p>
          </table:table-cell>
          <table:table-cell office:value-type="currency" office:value="2875055.55" table:style-name="ce11">
            <text:p>£2,875,055.55</text:p>
          </table:table-cell>
          <table:table-cell office:value-type="currency" office:value="93549" table:content-validation-name="val1" table:style-name="ce12">
            <text:p>£93,549.00</text:p>
          </table:table-cell>
          <table:table-cell office:value-type="currency" office:value="95789" table:content-validation-name="val1" table:style-name="ce12">
            <text:p>£95,789.00</text:p>
          </table:table-cell>
          <table:table-cell office:value-type="currency" office:value="189338" table:style-name="ce11">
            <text:p>£189,338.00</text:p>
          </table:table-cell>
          <table:table-cell office:value-type="currency" office:value="3064393.55" table:style-name="ce13">
            <text:p>£3,064,393.55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Independent Office for Police Conduct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242" table:style-name="ce29">
            <text:p>242</text:p>
          </table:table-cell>
          <table:table-cell office:value-type="float" office:value="233.9" table:style-name="ce34">
            <text:p>233.9</text:p>
          </table:table-cell>
          <table:table-cell office:value-type="float" office:value="478" table:style-name="ce41">
            <text:p>478</text:p>
          </table:table-cell>
          <table:table-cell office:value-type="float" office:value="464.9" table:style-name="ce48">
            <text:p>464.9</text:p>
          </table:table-cell>
          <table:table-cell office:value-type="float" office:value="255" table:style-name="ce55">
            <text:p>255</text:p>
          </table:table-cell>
          <table:table-cell office:value-type="float" office:value="249.6" table:style-name="ce56">
            <text:p>249.6</text:p>
          </table:table-cell>
          <table:table-cell office:value-type="float" office:value="43" table:style-name="ce59">
            <text:p>43</text:p>
          </table:table-cell>
          <table:table-cell office:value-type="float" office:value="42.8" table:style-name="ce78">
            <text:p>42.8</text:p>
          </table:table-cell>
          <table:table-cell office:value-type="float" office:value="9" table:style-name="ce80">
            <text:p>9</text:p>
          </table:table-cell>
          <table:table-cell office:value-type="float" office:value="9" table:style-name="ce81">
            <text:p>9</text:p>
          </table:table-cell>
          <table:table-cell office:value-type="float" office:value="7" table:style-name="ce97">
            <text:p>7</text:p>
          </table:table-cell>
          <table:table-cell office:value-type="float" office:value="1.5" table:style-name="ce99">
            <text:p>1.5</text:p>
          </table:table-cell>
          <table:table-cell office:value-type="float" office:value="1034" table:content-validation-name="val2" table:style-name="ce102">
            <text:p>1,034</text:p>
          </table:table-cell>
          <table:table-cell office:value-type="float" office:value="1001.6999999999999" table:content-validation-name="val2" table:style-name="ce104">
            <text:p>1,002</text:p>
          </table:table-cell>
          <table:table-cell office:value-type="float" office:value="31" table:style-name="ce106">
            <text:p>31</text:p>
          </table:table-cell>
          <table:table-cell office:value-type="float" office:value="30.2" table:style-name="ce115">
            <text:p>30.2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8" table:style-name="ce131">
            <text:p>8</text:p>
          </table:table-cell>
          <table:table-cell office:value-type="float" office:value="8" table:style-name="ce157">
            <text:p>8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39" table:style-name="ce143">
            <text:p>39</text:p>
          </table:table-cell>
          <table:table-cell office:value-type="float" office:value="38.200000000000003" table:style-name="ce142">
            <text:p>38.20</text:p>
          </table:table-cell>
          <table:table-cell office:value-type="float" office:value="1073" table:content-validation-name="val2" table:style-name="ce162">
            <text:p>1,073</text:p>
          </table:table-cell>
          <table:table-cell office:value-type="float" office:value="1039.8999999999999" table:content-validation-name="val2" table:style-name="ce163">
            <text:p>1,040</text:p>
          </table:table-cell>
          <table:table-cell office:value-type="currency" office:value="2961457" table:content-validation-name="val1" table:style-name="ce10">
            <text:p>£2,961,457.00</text:p>
          </table:table-cell>
          <table:table-cell office:value-type="currency" office:value="651587" table:content-validation-name="val1" table:style-name="ce10">
            <text:p>£651,587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60881" table:content-validation-name="val1" table:style-name="ce10">
            <text:p>£60,881.00</text:p>
          </table:table-cell>
          <table:table-cell office:value-type="currency" office:value="596923" table:content-validation-name="val1" table:style-name="ce10">
            <text:p>£596,923.00</text:p>
          </table:table-cell>
          <table:table-cell office:value-type="currency" office:value="333902" table:content-validation-name="val1" table:style-name="ce10">
            <text:p>£333,902.00</text:p>
          </table:table-cell>
          <table:table-cell office:value-type="currency" office:value="4604750" table:style-name="ce11">
            <text:p>£4,604,750.00</text:p>
          </table:table-cell>
          <table:table-cell office:value-type="currency" office:value="186693" table:content-validation-name="val1" table:style-name="ce12">
            <text:p>£186,693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86693" table:style-name="ce11">
            <text:p>£186,693.00</text:p>
          </table:table-cell>
          <table:table-cell office:value-type="currency" office:value="4791443" table:style-name="ce13">
            <text:p>£4,791,443.00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7" table:style-name="ce36">
            <text:p>7</text:p>
          </table:table-cell>
          <table:table-cell office:value-type="float" office:value="7" table:style-name="ce38">
            <text:p>7</text:p>
          </table:table-cell>
          <table:table-cell office:value-type="float" office:value="6" table:style-name="ce43">
            <text:p>6</text:p>
          </table:table-cell>
          <table:table-cell office:value-type="float" office:value="5.8" table:style-name="ce47">
            <text:p>5.8</text:p>
          </table:table-cell>
          <table:table-cell office:value-type="float" office:value="40" table:style-name="ce60">
            <text:p>40</text:p>
          </table:table-cell>
          <table:table-cell office:value-type="float" office:value="39.799999999999997" table:style-name="ce57">
            <text:p>39.8</text:p>
          </table:table-cell>
          <table:table-cell office:value-type="float" office:value="1" table:style-name="ce58">
            <text:p>1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0.8" table:style-name="ce82">
            <text:p>0.8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55" table:content-validation-name="val2" table:style-name="ce102">
            <text:p>55</text:p>
          </table:table-cell>
          <table:table-cell office:value-type="float" office:value="54.399999999999991" table:content-validation-name="val2" table:style-name="ce103">
            <text:p>54</text:p>
          </table:table-cell>
          <table:table-cell office:value-type="float" office:value="1" table:style-name="ce107">
            <text:p>1</text:p>
          </table:table-cell>
          <table:table-cell office:value-type="float" office:value="1" table:style-name="ce113">
            <text:p>1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1" table:style-name="ce143">
            <text:p>1</text:p>
          </table:table-cell>
          <table:table-cell office:value-type="float" office:value="1" table:style-name="ce145">
            <text:p>1</text:p>
          </table:table-cell>
          <table:table-cell office:value-type="float" office:value="56" table:content-validation-name="val2" table:style-name="ce162">
            <text:p>56</text:p>
          </table:table-cell>
          <table:table-cell office:value-type="float" office:value="55.399999999999991" table:content-validation-name="val2" table:style-name="ce164">
            <text:p>55</text:p>
          </table:table-cell>
          <table:table-cell office:value-type="currency" office:value="170690.4" table:content-validation-name="val1" table:style-name="ce10">
            <text:p>£170,690.40</text:p>
          </table:table-cell>
          <table:table-cell office:value-type="currency" office:value="989.67" table:content-validation-name="val1" table:style-name="ce10">
            <text:p>£989.67</text:p>
          </table:table-cell>
          <table:table-cell office:value-type="currency" office:value="3868" table:content-validation-name="val1" table:style-name="ce10">
            <text:p>£3,868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5018.550000000003" table:content-validation-name="val1" table:style-name="ce10">
            <text:p>£35,018.55</text:p>
          </table:table-cell>
          <table:table-cell office:value-type="currency" office:value="19562.849999999999" table:content-validation-name="val1" table:style-name="ce10">
            <text:p>£19,562.85</text:p>
          </table:table-cell>
          <table:table-cell office:value-type="currency" office:value="230129.47" table:style-name="ce11">
            <text:p>£230,129.47</text:p>
          </table:table-cell>
          <table:table-cell office:value-type="currency" office:value="3126.53" table:content-validation-name="val1" table:style-name="ce12">
            <text:p>£3,126.5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126.53" table:style-name="ce11">
            <text:p>£3,126.53</text:p>
          </table:table-cell>
          <table:table-cell office:value-type="currency" office:value="233256" table:style-name="ce13">
            <text:p>£233,256.00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65" table:style-name="ce35">
            <text:p>65</text:p>
          </table:table-cell>
          <table:table-cell office:value-type="float" office:value="58" table:style-name="ce37">
            <text:p>58</text:p>
          </table:table-cell>
          <table:table-cell office:value-type="float" office:value="82" table:style-name="ce44">
            <text:p>82</text:p>
          </table:table-cell>
          <table:table-cell office:value-type="float" office:value="81.599999999999994" table:style-name="ce46">
            <text:p>81.6</text:p>
          </table:table-cell>
          <table:table-cell office:value-type="float" office:value="68" table:style-name="ce61">
            <text:p>68</text:p>
          </table:table-cell>
          <table:table-cell office:value-type="float" office:value="66.489999999999995" table:style-name="ce63">
            <text:p>66.49</text:p>
          </table:table-cell>
          <table:table-cell office:value-type="float" office:value="15" table:style-name="ce71">
            <text:p>15</text:p>
          </table:table-cell>
          <table:table-cell office:value-type="float" office:value="15" table:style-name="ce73">
            <text:p>15</text:p>
          </table:table-cell>
          <table:table-cell office:value-type="float" office:value="4" table:style-name="ce75">
            <text:p>4</text:p>
          </table:table-cell>
          <table:table-cell office:value-type="float" office:value="4" table:style-name="ce92">
            <text:p>4</text:p>
          </table:table-cell>
          <table:table-cell office:value-type="float" office:value="6" table:style-name="ce94">
            <text:p>6</text:p>
          </table:table-cell>
          <table:table-cell office:value-type="float" office:value="1.1200000000000001" table:style-name="ce95">
            <text:p>1.12</text:p>
          </table:table-cell>
          <table:table-cell office:value-type="float" office:value="240" table:content-validation-name="val2" table:style-name="ce102">
            <text:p>240</text:p>
          </table:table-cell>
          <table:table-cell office:value-type="float" office:value="226.20999999999998" table:content-validation-name="val2" table:style-name="ce125">
            <text:p>226</text:p>
          </table:table-cell>
          <table:table-cell office:value-type="float" office:value="5" table:style-name="ce105">
            <text:p>5</text:p>
          </table:table-cell>
          <table:table-cell office:value-type="float" office:value="1" table:style-name="ce114">
            <text:p>1</text:p>
          </table:table-cell>
          <table:table-cell office:value-type="float" office:value="1" table:style-name="ce118">
            <text:p>1</text:p>
          </table:table-cell>
          <table:table-cell office:value-type="float" office:value="1" table:style-name="ce169">
            <text:p>1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6" table:style-name="ce143">
            <text:p>6</text:p>
          </table:table-cell>
          <table:table-cell office:value-type="float" office:value="2" table:style-name="ce147">
            <text:p>2.00</text:p>
          </table:table-cell>
          <table:table-cell office:value-type="float" office:value="246" table:content-validation-name="val2" table:style-name="ce162">
            <text:p>246</text:p>
          </table:table-cell>
          <table:table-cell office:value-type="float" office:value="228.20999999999998" table:content-validation-name="val2" table:style-name="ce165">
            <text:p>228</text:p>
          </table:table-cell>
          <table:table-cell office:value-type="currency" office:value="632492.26" table:content-validation-name="val1" table:style-name="ce10">
            <text:p>£632,492.26</text:p>
          </table:table-cell>
          <table:table-cell office:value-type="currency" office:value="60680.79" table:content-validation-name="val1" table:style-name="ce10">
            <text:p>£60,680.79</text:p>
          </table:table-cell>
          <table:table-cell office:value-type="currency" office:value="6000" table:content-validation-name="val1" table:style-name="ce10">
            <text:p>£6,000.00</text:p>
          </table:table-cell>
          <table:table-cell office:value-type="currency" office:value="17338.919999999998" table:content-validation-name="val1" table:style-name="ce10">
            <text:p>£17,338.92</text:p>
          </table:table-cell>
          <table:table-cell office:value-type="currency" office:value="130539.93" table:content-validation-name="val1" table:style-name="ce10">
            <text:p>£130,539.93</text:p>
          </table:table-cell>
          <table:table-cell office:value-type="currency" office:value="76497.08" table:content-validation-name="val1" table:style-name="ce10">
            <text:p>£76,497.08</text:p>
          </table:table-cell>
          <table:table-cell office:value-type="currency" office:value="923548.9800000001" table:style-name="ce11">
            <text:p>£923,548.98</text:p>
          </table:table-cell>
          <table:table-cell office:value-type="currency" office:value="30527.32" table:content-validation-name="val1" table:style-name="ce12">
            <text:p>£30,527.32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0527.32" table:style-name="ce11">
            <text:p>£30,527.32</text:p>
          </table:table-cell>
          <table:table-cell office:value-type="currency" office:value="954076.3" table:style-name="ce13">
            <text:p>£954,076.30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12" table:style-name="ce40">
            <text:p>12</text:p>
          </table:table-cell>
          <table:table-cell office:value-type="float" office:value="12" table:style-name="ce39">
            <text:p>12</text:p>
          </table:table-cell>
          <table:table-cell office:value-type="float" office:value="11" table:style-name="ce42">
            <text:p>11</text:p>
          </table:table-cell>
          <table:table-cell office:value-type="float" office:value="9.69" table:style-name="ce45">
            <text:p>9.69</text:p>
          </table:table-cell>
          <table:table-cell office:value-type="float" office:value="93" table:style-name="ce62">
            <text:p>93</text:p>
          </table:table-cell>
          <table:table-cell office:value-type="float" office:value="90.74" table:style-name="ce64">
            <text:p>90.74</text:p>
          </table:table-cell>
          <table:table-cell office:value-type="float" office:value="6" table:style-name="ce72">
            <text:p>6</text:p>
          </table:table-cell>
          <table:table-cell office:value-type="float" office:value="5.59" table:style-name="ce74">
            <text:p>5.59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122" table:content-validation-name="val2" table:style-name="ce101">
            <text:p>122</text:p>
          </table:table-cell>
          <table:table-cell office:value-type="float" office:value="118.02" table:content-validation-name="val2" table:style-name="ce101">
            <text:p>118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2" table:style-name="ce170">
            <text:p>2</text:p>
          </table:table-cell>
          <table:table-cell office:value-type="float" office:value="2" table:style-name="ce171">
            <text:p>2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173">
            <text:p>0</text:p>
          </table:table-cell>
          <table:table-cell office:value-type="float" office:value="2" table:style-name="ce151">
            <text:p>2</text:p>
          </table:table-cell>
          <table:table-cell office:value-type="float" office:value="2" table:style-name="ce150">
            <text:p>2.0</text:p>
          </table:table-cell>
          <table:table-cell office:value-type="float" office:value="124" table:content-validation-name="val2" table:style-name="ce166">
            <text:p>124</text:p>
          </table:table-cell>
          <table:table-cell office:value-type="float" office:value="120.02" table:content-validation-name="val2" table:style-name="ce166">
            <text:p>120</text:p>
          </table:table-cell>
          <table:table-cell office:value-type="currency" office:value="291973.14" table:content-validation-name="val1" table:style-name="ce10">
            <text:p>£291,973.14</text:p>
          </table:table-cell>
          <table:table-cell office:value-type="currency" office:value="7945.99" table:content-validation-name="val1" table:style-name="ce10">
            <text:p>£7,945.99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56712.52" table:content-validation-name="val1" table:style-name="ce10">
            <text:p>£56,712.52</text:p>
          </table:table-cell>
          <table:table-cell office:value-type="currency" office:value="31406.63" table:content-validation-name="val1" table:style-name="ce10">
            <text:p>£31,406.63</text:p>
          </table:table-cell>
          <table:table-cell office:value-type="currency" office:value="388038.28" table:style-name="ce11">
            <text:p>£388,038.28</text:p>
          </table:table-cell>
          <table:table-cell office:value-type="currency" office:value="25676" table:content-validation-name="val1" table:style-name="ce12">
            <text:p>£25,676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5676" table:style-name="ce11">
            <text:p>£25,676.00</text:p>
          </table:table-cell>
          <table:table-cell office:value-type="currency" office:value="413714.28" table:style-name="ce13">
            <text:p>£413,714.28</text:p>
          </table:table-cell>
          <table:table-cell table:content-validation-name="val2" table:style-name="ce14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">
      <number:number number:decimal-places="1" number:min-integer-digits="1" number:grouping="true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>
      <number:day number:style="long"/>
      <number:text>:</number:text>
      <number:hours number:style="long"/>
      <number:text>:</number:text>
      <number:minutes number:style="long"/>
    </number:date-style>
    <number:date-style style:name="N43">
      <number:day-of-week number:style="long"/>
      <number:text>/</number:text>
      <number:month number:style="long"/>
      <number:text>/</number:text>
      <number:year number:style="long"/>
    </number:date-style>
    <number:time-style style:name="N44">
      <number:hours number:style="long"/>
      <number:text>:</number:text>
      <number:minutes number:style="long"/>
    </number:time-style>
    <number:number-style style:name="N45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6P0">
      <number:number number:decimal-places="2" number:min-integer-digits="1" number:grouping="true"/>
    </number:number-style>
    <number:number-style style:name="N46">
      <style:text-properties fo:color="#FF0000"/>
      <number:text>-</number:text>
      <number:number number:decimal-places="2" number:min-integer-digits="1" number:grouping="true"/>
      <style:map style:condition="value()&gt;=0" style:apply-style-name="N46P0"/>
    </number:number-style>
    <number:number-style style:name="N47">
      <number:number number:decimal-places="0" number:min-integer-digits="11">
        <number:embedded-text number:position="5"> </number:embedded-text>
      </number:number>
    </number:number-style>
    <number:number-style style:name="N48P0"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number-style style:name="N49P0">
      <number:text>N-</number:text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text-style style:name="N50P0"/>
    <number:text-style style:name="N50P1"/>
    <number:text-style style:name="N50P2"/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text-style style:name="N51P0"/>
    <number:text-style style:name="N51P1"/>
    <number:text-style style:name="N51"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2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2P0"/>
    </number:number-style>
    <number:time-style style:name="N53" number:truncate-on-overflow="false">
      <number:hours/>
      <number:text>:</number:text>
      <number:minutes number:style="long"/>
    </number:time-style>
    <number:time-style style:name="N54" number:truncate-on-overflow="false">
      <number:hours number:style="long"/>
      <number:text>:</number:text>
      <number:minutes number:style="long"/>
    </number:time-style>
    <number:number-style style:name="N55">
      <number:number number:decimal-places="0" number:min-integer-digits="2"/>
    </number:number-style>
    <number:number-style style:name="N56">
      <number:number number:decimal-places="0" number:min-integer-digits="3"/>
    </number:number-style>
    <number:number-style style:name="N57">
      <number:number number:decimal-places="0" number:min-integer-digits="1" number:grouping="true" number:display-factor="1000"/>
    </number:number-style>
    <number:number-style style:name="N58P0">
      <style:text-properties fo:color="#0000FF"/>
      <number:number number:decimal-places="2" number:min-integer-digits="1" number:grouping="true"/>
    </number:number-style>
    <number:number-style style:name="N58P1">
      <style:text-properties fo:color="#FF0000"/>
      <number:text>-</number:text>
      <number:number number:decimal-places="2" number:min-integer-digits="1" number:grouping="true"/>
    </number:number-style>
    <number:number-style style:name="N58">
      <number:number number:decimal-places="2" number:min-integer-digits="1"/>
      <style:map style:condition="value()&gt;0" style:apply-style-name="N58P0"/>
      <style:map style:condition="value()&lt;0" style:apply-style-name="N58P1"/>
    </number:number-style>
    <number:number-style style:name="N59P0">
      <number:text>kr</number:text>
      <number:number number:decimal-places="0" number:min-integer-digits="1" number:grouping="true" number:display-factor="1000"/>
    </number:number-style>
    <number:number-style style:name="N59">
      <number:text>kr-</number:text>
      <number:number number:decimal-places="0" number:min-integer-digits="1" number:grouping="true" number:display-factor="1000"/>
      <style:map style:condition="value()&gt;=0" style:apply-style-name="N59P0"/>
    </number:number-style>
    <number:number-style style:name="N60P0">
      <style:text-properties fo:color="#0000FF"/>
      <number:text>kr</number:text>
      <number:number number:decimal-places="2" number:min-integer-digits="1" number:grouping="true"/>
    </number:number-style>
    <number:number-style style:name="N60P1">
      <style:text-properties fo:color="#FF0000"/>
      <number:text>kr-</number:text>
      <number:number number:decimal-places="2" number:min-integer-digits="1" number:grouping="true"/>
    </number:number-style>
    <number:number-style style:name="N60">
      <number:number number:decimal-places="2" number:min-integer-digits="1"/>
      <style:map style:condition="value()&gt;0" style:apply-style-name="N60P0"/>
      <style:map style:condition="value()&lt;0" style:apply-style-name="N60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40"/>
    <style:style style:name="Comma_32_3" style:display-name="Comma 3" style:family="table-cell" style:data-style-name="N40"/>
    <style:style style:name="Comma_32_4" style:display-name="Comma 4" style:family="table-cell" style:data-style-name="N40"/>
    <style:style style:name="Comma_32_5" style:display-name="Comma 5" style:family="table-cell" style:data-style-name="N40"/>
    <style:style style:name="Comma_32_5_32_2" style:display-name="Comma 5 2" style:family="table-cell" style:data-style-name="N40"/>
    <style:style style:name="Comma_32_6" style:display-name="Comma 6" style:family="table-cell" style:data-style-name="N40"/>
    <style:style style:name="Comma_32_7" style:display-name="Comma 7" style:family="table-cell" style:data-style-name="N40"/>
    <style:style style:name="Currency_32_2" style:display-name="Currency 2" style:family="table-cell" style:data-style-name="N41"/>
    <style:style style:name="DagerOgTimer" style:family="table-cell" style:data-style-name="N42"/>
    <style:style style:name="DagOgDato" style:family="table-cell" style:data-style-name="N43"/>
    <style:style style:name="DagOgDatoLang" style:family="table-cell" style:data-style-name="N43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4"/>
    <style:style style:name="Konto" style:family="table-cell" style:data-style-name="N4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7"/>
    <style:style style:name="PostNr" style:family="table-cell" style:data-style-name="N48"/>
    <style:style style:name="PostNrNorge" style:family="table-cell" style:data-style-name="N49"/>
    <style:style style:name="SkjulAlt" style:family="table-cell" style:data-style-name="N50"/>
    <style:style style:name="SkjulTall" style:family="table-cell" style:data-style-name="N51"/>
    <style:style style:name="Telefon" style:family="table-cell" style:data-style-name="N52"/>
    <style:style style:name="Timer1" style:family="table-cell" style:data-style-name="N53"/>
    <style:style style:name="Timer2" style:family="table-cell" style:data-style-name="N54"/>
    <style:style style:name="ToSiffer" style:family="table-cell" style:data-style-name="N55"/>
    <style:style style:name="TreSiffer" style:family="table-cell" style:data-style-name="N56"/>
    <style:style style:name="Tusenskille1000" style:family="table-cell" style:data-style-name="N57"/>
    <style:style style:name="TusenskilleFarger" style:family="table-cell" style:data-style-name="N58"/>
    <style:style style:name="Valuta1000" style:family="table-cell" style:data-style-name="N59"/>
    <style:style style:name="ValutaFarger" style:family="table-cell" style:data-style-name="N60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Tony Millet</meta:initial-creator>
    <dc:creator>Wright Alexander</dc:creator>
    <meta:creation-date>2012-07-18T14:50:11Z</meta:creation-date>
    <dc:date>2018-04-23T13:47:48Z</dc:date>
  </office:meta>
</office:document-meta>
</file>